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04d" officeooo:paragraph-rsid="0018d04d"/>
    </style:style>
    <style:style style:name="P2" style:family="paragraph" style:parent-style-name="Standard">
      <style:text-properties officeooo:rsid="001973ca" officeooo:paragraph-rsid="001973ca"/>
    </style:style>
    <style:style style:name="P3" style:family="paragraph" style:parent-style-name="Standard">
      <style:text-properties officeooo:rsid="001eea91" officeooo:paragraph-rsid="001eea91"/>
    </style:style>
    <style:style style:name="P4" style:family="paragraph" style:parent-style-name="Standard">
      <style:text-properties fo:font-weight="bold" officeooo:rsid="001febca" officeooo:paragraph-rsid="001febca" style:font-weight-asian="bold" style:font-weight-complex="bold"/>
    </style:style>
    <style:style style:name="P5" style:family="paragraph" style:parent-style-name="Standard">
      <style:text-properties fo:font-weight="bold" officeooo:rsid="00275a64" officeooo:paragraph-rsid="00275a64" style:font-weight-asian="bold" style:font-weight-complex="bold"/>
    </style:style>
    <style:style style:name="P6" style:family="paragraph" style:parent-style-name="Standard">
      <style:text-properties fo:font-weight="bold" officeooo:rsid="00303e27" officeooo:paragraph-rsid="00303e27" style:font-weight-asian="bold" style:font-weight-complex="bold"/>
    </style:style>
    <style:style style:name="P7" style:family="paragraph" style:parent-style-name="Standard">
      <style:text-properties fo:font-weight="normal" officeooo:rsid="001febca" officeooo:paragraph-rsid="001febca" style:font-weight-asian="normal" style:font-weight-complex="normal"/>
    </style:style>
    <style:style style:name="P8" style:family="paragraph" style:parent-style-name="Standard">
      <style:text-properties fo:font-weight="normal" officeooo:rsid="00275a64" officeooo:paragraph-rsid="00275a64" style:font-weight-asian="normal" style:font-weight-complex="normal"/>
    </style:style>
    <style:style style:name="P9" style:family="paragraph" style:parent-style-name="Standard">
      <style:text-properties fo:font-weight="normal" officeooo:rsid="00303e27" officeooo:paragraph-rsid="00303e2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c3f8" style:font-weight-asian="normal" style:font-weight-complex="normal"/>
    </style:style>
    <style:style style:name="T4" style:family="text">
      <style:text-properties fo:font-weight="normal" officeooo:rsid="001a4d86" style:font-weight-asian="normal" style:font-weight-complex="normal"/>
    </style:style>
    <style:style style:name="T5" style:family="text">
      <style:text-properties fo:font-weight="normal" officeooo:rsid="001ab186" style:font-weight-asian="normal" style:font-weight-complex="normal"/>
    </style:style>
    <style:style style:name="T6" style:family="text">
      <style:text-properties fo:font-weight="normal" officeooo:rsid="001c340f" style:font-weight-asian="normal" style:font-weight-complex="normal"/>
    </style:style>
    <style:style style:name="T7" style:family="text">
      <style:text-properties fo:font-weight="normal" officeooo:rsid="001d0f41" style:font-weight-asian="normal" style:font-weight-complex="normal"/>
    </style:style>
    <style:style style:name="T8" style:family="text">
      <style:text-properties fo:font-weight="normal" officeooo:rsid="001ed577" style:font-weight-asian="normal" style:font-weight-complex="normal"/>
    </style:style>
    <style:style style:name="T9" style:family="text">
      <style:text-properties officeooo:rsid="0021c3c5"/>
    </style:style>
    <style:style style:name="T10" style:family="text">
      <style:text-properties officeooo:rsid="002265ba"/>
    </style:style>
    <style:style style:name="T11" style:family="text">
      <style:text-properties officeooo:rsid="00241b43"/>
    </style:style>
    <style:style style:name="T12" style:family="text">
      <style:text-properties officeooo:rsid="002532c7"/>
    </style:style>
    <style:style style:name="T13" style:family="text">
      <style:text-properties officeooo:rsid="0025d7d8"/>
    </style:style>
    <style:style style:name="T14" style:family="text">
      <style:text-properties officeooo:rsid="00297673"/>
    </style:style>
    <style:style style:name="T15" style:family="text">
      <style:text-properties officeooo:rsid="002af484"/>
    </style:style>
    <style:style style:name="T16" style:family="text">
      <style:text-properties officeooo:rsid="002d5686"/>
    </style:style>
    <style:style style:name="T17" style:family="text">
      <style:text-properties officeooo:rsid="002dc8ca"/>
    </style:style>
    <style:style style:name="T18" style:family="text">
      <style:text-properties officeooo:rsid="002e7266"/>
    </style:style>
    <style:style style:name="T19" style:family="text">
      <style:text-properties officeooo:rsid="0031c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in:</text:span> simply using all parameters</text:p>
      <text:p text:style-name="P2"><text:span text:style-name="T1">Backward Elimination: </text:span></text:p>
      <text:p text:style-name="P2"><text:span text:style-name="T3">- Select significance level (for probability, e.g. SL = 0.05)</text:span></text:p>
      <text:p text:style-name="P2"><text:span text:style-name="T3">- </text:span><text:span text:style-name="T4">Fit the full model with all possible predictors.</text:span></text:p>
      <text:p text:style-name="P2"><text:span text:style-name="T4">- </text:span><text:span text:style-name="T5">Consider the predict<text:tab/> with highest P-value. </text:span><text:span text:style-name="T6">If P&gt;SL, goto next step otherwise goto </text:span><text:span text:style-name="T8">final step.</text:span></text:p>
      <text:p text:style-name="P2"><text:span text:style-name="T6">- </text:span><text:span text:style-name="T7">Remove the predictor.</text:span></text:p>
      <text:p text:style-name="P2"><text:span text:style-name="T7">- </text:span><text:span text:style-name="T8">Fit the model without this variable.</text:span></text:p>
      <text:p text:style-name="P3"><text:span text:style-name="T8">R</text:span><text:span text:style-name="T2">epeat step-3 to step-5 until there is no predictor P&gt;SL.</text:span></text:p>
      <text:p text:style-name="P4">Forward Selection:</text:p>
      <text:p text:style-name="P7">- <text:span text:style-name="T9">Select significance level (SL = 0.05)</text:span></text:p>
      <text:p text:style-name="P7">- <text:span text:style-name="T10">Fit all simple regression models y~x_n. Select the one with the lowest P-value.</text:span></text:p>
      <text:p text:style-name="P7">- <text:span text:style-name="T11">Keep this variable and fit all possible model with one extra predictor added the one(s) you already have</text:span></text:p>
      <text:p text:style-name="P7">- <text:span text:style-name="T12">Consider the predictor with the lowest P-value. If P&lt;SL, go to Step3, otherwise go to final step.</text:span></text:p>
      <text:p text:style-name="P7">- <text:span text:style-name="T13">Keep the previous model.</text:span></text:p>
      <text:p text:style-name="P5">Bidirectional Elimination <text:span text:style-name="T18">(Stepwise Regression)</text:span>:</text:p>
      <text:p text:style-name="P8">- Select a significance level to enter and to stay in the model. (SLENTER = 0.05, SLSTAY = 0.05)</text:p>
      <text:p text:style-name="P8">- <text:span text:style-name="T14">Perform the next step of Forward Selection (new variables must have P&lt;SLENTER to enter)</text:span></text:p>
      <text:p text:style-name="P8">- <text:span text:style-name="T15">Perform all steps of Backward Elimination (old variables must have P&lt;SLSTAY to stay)</text:span></text:p>
      <text:p text:style-name="P8">- <text:span text:style-name="T17">Loop on Step-2 -3 until, </text:span><text:span text:style-name="T16">No new variables can enter or no old variables can exit</text:span></text:p>
      <text:p text:style-name="P6">All Possible Models:</text:p>
      <text:p text:style-name="P9">- <text:span text:style-name="T19">Select a criterion of goodness of fit ( e.g. Akaike criterion)</text:span></text:p>
      <text:p text:style-name="P9">- <text:span text:style-name="T19">Construct All Possible Regression Model 2^N-1 total combinations</text:span></text:p>
      <text:p text:style-name="P9">- <text:span text:style-name="T19">Select the one with the best criter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23:47:06.476772732</meta:creation-date>
    <meta:generator>LibreOffice/6.4.6.2$Linux_X86_64 LibreOffice_project/40$Build-2</meta:generator>
    <dc:date>2021-09-12T00:08:46.329037082</dc:date>
    <meta:editing-duration>PT21M28S</meta:editing-duration>
    <meta:editing-cycles>26</meta:editing-cycles>
    <meta:document-statistic meta:table-count="0" meta:image-count="0" meta:object-count="0" meta:page-count="1" meta:paragraph-count="23" meta:word-count="230" meta:character-count="1342" meta:non-whitespace-character-count="1133"/>
  </office:meta>
</office:document-meta>
</file>